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2.11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7.367cm" style:use-optimal-column-width="false"/>
    </style:style>
    <style:style style:name="co2" style:family="table-column">
      <style:table-column-properties style:column-width="12.684cm" style:use-optimal-column-width="false"/>
    </style:style>
    <style:style style:name="co3" style:family="table-column">
      <style:table-column-properties style:column-width="2.685cm" style:use-optimal-column-width="false"/>
    </style:style>
    <style:style style:name="co4" style:family="table-column">
      <style:table-column-properties style:column-width="2.841cm" style:use-optimal-column-width="false"/>
    </style:style>
    <style:style style:name="co5" style:family="table-column">
      <style:table-column-properties style:column-width="5.64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ffffff"/>
    </style:style>
    <style:style style:name="P15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top="0.5cm" fo:margin-bottom="0cm"/>
    </style:style>
    <style:style style:name="T1" style:family="text">
      <style:text-properties fo:color="#ffff00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loext:opacity="100%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8d1d75" loext:opacity="100%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3faf46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8d1d75" loext:opacity="100%" fo:font-weight="bold" style:font-weight-asian="bold" style:font-weight-complex="bold"/>
    </style:style>
    <style:style style:name="T11" style:family="text">
      <style:text-properties fo:color="#800080" loext:opacity="100%" fo:font-weight="bold" style:font-weight-asian="bold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69a2e" loext:opacity="100%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800080" loext:opacity="100%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color="#000000" loext:opacity="100%" fo:font-size="28pt" fo:font-weight="normal" fo:background-color="#ffff00" style:font-size-asian="28pt" style:font-weight-asian="normal" style:font-size-complex="28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800080" loext:opacity="100%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800080" loext:opacity="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69a2e" loext:opacity="100%" fo:font-size="24pt" fo:font-weight="bold" fo:background-color="transparent" style:font-size-asian="24pt" style:font-weight-asian="bold" style:font-size-complex="24pt" style:font-weight-complex="bold"/>
    </style:style>
    <style:style style:name="T26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69a2e" loext:opacity="100%" fo:font-weight="bold" fo:background-color="transparent" style:font-weight-asian="bold" style:font-weight-complex="bold"/>
    </style:style>
    <style:style style:name="T2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fo:font-variant="normal" fo:text-transform="none" fo:color="#069a2e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yt</text:span><text:span text:style-name="T2">hon:</text:span><text:span text:style-name="T3"> </text:span><text:span text:style-name="T4">For</text:span><text:span text:style-name="T3"> </text:span><text:span text:style-name="T4">Loops </text:span></text:p>
          </draw:text-box>
        </draw:frame>
        <draw:frame presentation:style-name="pr2" draw:text-style-name="P4" draw:layer="layout" svg:width="24.635cm" svg:height="12.112cm" svg:x="1.4cm" svg:y="3.066cm" presentation:class="subtitle" presentation:user-transformed="true">
          <draw:text-box>
            <text:p text:style-name="P2"><text:span text:style-name="T5">Structured data that can iterate</text:span></text:p>
            <text:p text:style-name="P2"><text:span text:style-name="T6"/></text:p>
            <text:p text:style-name="P2"><text:span text:style-name="T7">for</text:span><text:span text:style-name="T8"> x </text:span><text:span text:style-name="T7">in</text:span><text:span text:style-name="T8"> [0,1,2.4,’abc’]:</text:span></text:p>
            <text:p text:style-name="P2"><text:span text:style-name="T8"><text:tab/></text:span><text:span text:style-name="T8">…</text:span></text:p>
            <text:p text:style-name="P2"><text:span text:style-name="T8"/></text:p>
            <text:p text:style-name="P2"><text:span text:style-name="T7">for</text:span><text:span text:style-name="T8"> x </text:span><text:span text:style-name="T7">in</text:span><text:span text:style-name="T8"> </text:span><text:span text:style-name="T9">range</text:span><text:span text:style-name="T8">(0:2): <text:s/>#range(0:2) = [0,1]</text:span></text:p>
            <text:p text:style-name="P2"><text:span text:style-name="T8"><text:tab/></text:span><text:span text:style-name="T8">…</text:span></text:p>
            <text:p text:style-name="P2"><text:span text:style-name="T8"/></text:p>
            <text:p text:style-name="P3"><text:span text:style-name="T7">for</text:span><text:span text:style-name="T8"> x </text:span><text:span text:style-name="T7">in </text:span><text:span text:style-name="T6">‘abc’:</text:span></text:p>
            <text:p text:style-name="P3"><text:span text:style-name="T6"><text:tab/></text:span><text:span text:style-name="T6">…</text:span><text:span text:style-name="T6">.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11.935cm" svg:height="9.009cm" svg:x="1.4cm" svg:y="3.056cm" presentation:class="outline" presentation:user-transformed="true">
          <draw:text-box>
            <text:p text:style-name="P6"><text:span text:style-name="T10">for</text:span> x <text:span text:style-name="T10">in</text:span> [1,2.4,’abc’]:</text:p>
            <text:p text:style-name="P6"><text:s text:c="5"/><text:span text:style-name="T11">print</text:span>(x)</text:p>
            <text:p text:style-name="P6"><text:span text:style-name="T3">1</text:span></text:p>
            <text:p text:style-name="P6"><text:span text:style-name="T3">2.4</text:span></text:p>
            <text:p text:style-name="P6"><text:span text:style-name="T3">abc</text:span></text:p>
            <text:p text:style-name="P6"/>
            <text:p text:style-name="P6"/>
          </draw:text-box>
        </draw:frame>
        <draw:frame presentation:style-name="pr4" draw:text-style-name="P7" draw:layer="layout" svg:width="11.935cm" svg:height="8.375cm" svg:x="14.401cm" svg:y="3.055cm" presentation:class="outline" presentation:user-transformed="true">
          <draw:text-box>
            <text:p text:style-name="P6"><text:span text:style-name="T10">for</text:span> x <text:span text:style-name="T10">in</text:span> ’abc’:</text:p>
            <text:p text:style-name="P6"><text:s text:c="5"/><text:span text:style-name="T11">print</text:span>(x)</text:p>
            <text:p text:style-name="P6"><text:span text:style-name="T3">a</text:span><text:span text:style-name="T3"><text:line-break/></text:span><text:span text:style-name="T3">b</text:span></text:p>
            <text:p text:style-name="P6"><text:span text:style-name="T3">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omparison</text:span><text:span text:style-name="T3"> </text:span><text:span text:style-name="T2">Operators</text:span></text:p>
          </draw:text-box>
        </draw:frame>
        <draw:frame draw:style-name="standard" draw:layer="layout" svg:width="20.05cm" svg:height="6.803cm" svg:x="4.032cm" svg:y="4.0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3">Operator</text:span></text:p>
              </table:table-cell>
              <table:table-cell table:style-name="ce2">
                <text:p text:style-name="P8"><text:span text:style-name="T3">Meaning</text:span></text:p>
              </table:table-cell>
            </table:table-row>
            <table:table-row table:style-name="ro1">
              <table:table-cell table:style-name="ce2">
                <text:p text:style-name="P9"><text:span text:style-name="T3">&gt;</text:span></text:p>
              </table:table-cell>
              <table:table-cell table:style-name="ce3">
                <text:p text:style-name="P9">Greater Than</text:p>
              </table:table-cell>
            </table:table-row>
            <table:table-row table:style-name="ro1">
              <table:table-cell table:style-name="ce2">
                <text:p text:style-name="P8"><text:span text:style-name="T3">&gt;=</text:span></text:p>
              </table:table-cell>
              <table:table-cell table:style-name="ce3">
                <text:p text:style-name="P9">Greater Than or Equal To</text:p>
              </table:table-cell>
            </table:table-row>
            <table:table-row table:style-name="ro1">
              <table:table-cell table:style-name="ce2">
                <text:p text:style-name="P8"><text:span text:style-name="T3">&lt;</text:span></text:p>
              </table:table-cell>
              <table:table-cell table:style-name="ce3">
                <text:p text:style-name="P9">Less Than</text:p>
              </table:table-cell>
            </table:table-row>
            <table:table-row table:style-name="ro1">
              <table:table-cell table:style-name="ce2">
                <text:p text:style-name="P9"><text:span text:style-name="T3">&lt;=</text:span></text:p>
              </table:table-cell>
              <table:table-cell table:style-name="ce3">
                <text:p text:style-name="P9">Less Than or Equal To</text:p>
              </table:table-cell>
            </table:table-row>
            <table:table-row table:style-name="ro1">
              <table:table-cell table:style-name="ce2">
                <text:p text:style-name="P8"><text:span text:style-name="T3">==</text:span></text:p>
              </table:table-cell>
              <table:table-cell table:style-name="ce3">
                <text:p text:style-name="P9">Equal To</text:p>
              </table:table-cell>
            </table:table-row>
            <table:table-row table:style-name="ro1">
              <table:table-cell table:style-name="ce2">
                <text:p text:style-name="P9"><text:span text:style-name="T3">!=</text:span></text:p>
              </table:table-cell>
              <table:table-cell table:style-name="ce3">
                <text:p text:style-name="P9">Not Equal To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11" draw:layer="layout" svg:width="25.199cm" svg:height="2.629cm" svg:x="1.401cm" svg:y="11.629cm" presentation:class="title" presentation:user-transformed="true">
          <draw:text-box>
            <text:p text:style-name="P10"><text:span text:style-name="T12">A </text:span><text:span text:style-name="T13">Operator</text:span><text:span text:style-name="T12"> B </text:span><text:span text:style-name="T14">→</text:span><text:span text:style-name="T12"> </text:span><text:span text:style-name="T15">True</text:span><text:span text:style-name="T12"> or </text:span><text:span text:style-name="T16">False</text:span><text:span text:style-name="T12"><text:line-break/></text:span><text:span text:style-name="T12"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>
          <draw:text-box>
            <text:p text:style-name="P13"><text:span text:style-name="T1">Boolean</text:span><text:span text:style-name="T3"> </text:span><text:span text:style-name="T2">Operator</text:span><text:span text:style-name="T17">:</text:span><text:span text:style-name="T2"> </text:span><text:span text:style-name="T11">and, or, not</text:span></text:p>
          </draw:text-box>
        </draw:frame>
        <draw:frame draw:style-name="standard" draw:layer="layout" svg:width="11.167cm" svg:height="4.859cm" svg:x="2cm" svg:y="3.68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8"><text:span text:style-name="T3">A &gt; B</text:span></text:p>
              </table:table-cell>
              <table:table-cell>
                <text:p text:style-name="P8"><text:span text:style-name="T3">C &lt; D</text:span></text:p>
              </table:table-cell>
              <table:table-cell>
                <text:p text:style-name="P8"><text:span text:style-name="T3">A &gt; B </text:span><text:span text:style-name="T11">and</text:span><text:span text:style-name="T3"> C &lt; D</text:span></text:p>
              </table:table-cell>
            </table:table-row>
            <table:table-row table:style-name="ro1" table:default-cell-style-name="ce3">
              <table:table-cell>
                <text:p text:style-name="P9">False</text:p>
              </table:table-cell>
              <table:table-cell>
                <text:p text:style-name="P9">False</text:p>
              </table:table-cell>
              <table:table-cell>
                <text:p text:style-name="P9">False</text:p>
              </table:table-cell>
            </table:table-row>
            <table:table-row table:style-name="ro1" table:default-cell-style-name="ce3">
              <table:table-cell>
                <text:p text:style-name="P9">False</text:p>
              </table:table-cell>
              <table:table-cell>
                <text:p text:style-name="P9">True</text:p>
              </table:table-cell>
              <table:table-cell>
                <text:p text:style-name="P9">False</text:p>
              </table:table-cell>
            </table:table-row>
            <table:table-row table:style-name="ro1" table:default-cell-style-name="ce3">
              <table:table-cell>
                <text:p text:style-name="P9">True</text:p>
              </table:table-cell>
              <table:table-cell>
                <text:p text:style-name="P9">False</text:p>
              </table:table-cell>
              <table:table-cell>
                <text:p text:style-name="P9">False</text:p>
              </table:table-cell>
            </table:table-row>
            <table:table-row table:style-name="ro1" table:default-cell-style-name="ce3">
              <table:table-cell>
                <text:p text:style-name="P9">True</text:p>
              </table:table-cell>
              <table:table-cell>
                <text:p text:style-name="P9">True</text:p>
              </table:table-cell>
              <table:table-cell>
                <text:p text:style-name="P9">Tr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167cm" svg:height="4.859cm" svg:x="15.001cm" svg:y="3.6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8"><text:span text:style-name="T3">A &gt; B</text:span></text:p>
              </table:table-cell>
              <table:table-cell>
                <text:p text:style-name="P8"><text:span text:style-name="T3">C &lt; D</text:span></text:p>
              </table:table-cell>
              <table:table-cell>
                <text:p text:style-name="P8"><text:span text:style-name="T3">A &gt; B </text:span><text:span text:style-name="T11">or</text:span><text:span text:style-name="T3"> C &lt; </text:span><text:span text:style-name="T3">D</text:span></text:p>
              </table:table-cell>
            </table:table-row>
            <table:table-row table:style-name="ro1" table:default-cell-style-name="ce3">
              <table:table-cell>
                <text:p text:style-name="P9">False</text:p>
              </table:table-cell>
              <table:table-cell>
                <text:p text:style-name="P9">False</text:p>
              </table:table-cell>
              <table:table-cell>
                <text:p text:style-name="P9">False</text:p>
              </table:table-cell>
            </table:table-row>
            <table:table-row table:style-name="ro1" table:default-cell-style-name="ce3">
              <table:table-cell>
                <text:p text:style-name="P9">False</text:p>
              </table:table-cell>
              <table:table-cell>
                <text:p text:style-name="P9">True</text:p>
              </table:table-cell>
              <table:table-cell>
                <text:p text:style-name="P9">True</text:p>
              </table:table-cell>
            </table:table-row>
            <table:table-row table:style-name="ro1" table:default-cell-style-name="ce3">
              <table:table-cell>
                <text:p text:style-name="P9">True</text:p>
              </table:table-cell>
              <table:table-cell>
                <text:p text:style-name="P9">False</text:p>
              </table:table-cell>
              <table:table-cell>
                <text:p text:style-name="P9">True</text:p>
              </table:table-cell>
            </table:table-row>
            <table:table-row table:style-name="ro1" table:default-cell-style-name="ce3">
              <table:table-cell>
                <text:p text:style-name="P9">True</text:p>
              </table:table-cell>
              <table:table-cell>
                <text:p text:style-name="P9">True</text:p>
              </table:table-cell>
              <table:table-cell>
                <text:p text:style-name="P9">Tru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482cm" svg:height="4.859cm" svg:x="9.001cm" svg:y="9.086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2">
              <table:table-cell>
                <text:p text:style-name="P8"><text:span text:style-name="T3">A &gt; B</text:span></text:p>
              </table:table-cell>
              <table:table-cell>
                <text:p text:style-name="P8"><text:span text:style-name="T11">not</text:span><text:span text:style-name="T3"> A &gt; B </text:span></text:p>
              </table:table-cell>
            </table:table-row>
            <table:table-row table:style-name="ro1" table:default-cell-style-name="ce3">
              <table:table-cell>
                <text:p text:style-name="P9">False</text:p>
              </table:table-cell>
              <table:table-cell>
                <text:p text:style-name="P9">True</text:p>
              </table:table-cell>
            </table:table-row>
            <table:table-row table:style-name="ro1" table:default-cell-style-name="ce3">
              <table:table-cell>
                <text:p text:style-name="P9">True</text:p>
              </table:table-cell>
              <table:table-cell>
                <text:p text:style-name="P9">False</text:p>
              </table:table-cell>
            </table:table-row>
            <table:table-row table:style-name="ro1" table:default-cell-style-name="ce3">
              <table:table-cell>
                <text:p text:style-name="P9">False</text:p>
              </table:table-cell>
              <table:table-cell>
                <text:p text:style-name="P9">True</text:p>
              </table:table-cell>
            </table:table-row>
            <table:table-row table:style-name="ro1" table:default-cell-style-name="ce3">
              <table:table-cell>
                <text:p text:style-name="P9">True</text:p>
              </table:table-cell>
              <table:table-cell>
                <text:p text:style-name="P9">Fals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9"><text:span text:style-name="T1">Pyt</text:span><text:span text:style-name="T2">hon:</text:span><text:span text:style-name="T3"> </text:span><text:span text:style-name="T4">While</text:span><text:span text:style-name="T3"> </text:span><text:span text:style-name="T4">Loops 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><text:span text:style-name="T3">Conditional stop </text:span><text:span text:style-name="T3">iteration (False)</text:span></text:p>
            <text:p text:style-name="P6"><text:span text:style-name="T6">a = 2</text:span></text:p>
            <text:p text:style-name="P6"><text:span text:style-name="T6">b = 0</text:span></text:p>
            <text:p text:style-name="P6"><text:span text:style-name="T7">while </text:span><text:span text:style-name="T18">a &gt; b</text:span><text:span text:style-name="T19">:</text:span></text:p>
            <text:p text:style-name="P6"><text:span text:style-name="T19"><text:s text:c="6"/></text:span><text:span text:style-name="T20">print</text:span><text:span text:style-name="T19">(a, b)</text:span></text:p>
            <text:p text:style-name="P6"><text:span text:style-name="T19"><text:s text:c="6"/></text:span><text:span text:style-name="T19">b = b + 1</text:span></text:p>
            <text:p text:style-name="P6"><text:span text:style-name="T21">2 0</text:span></text:p>
            <text:p text:style-name="P6"><text:span text:style-name="T21">2 1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9"><text:span text:style-name="T1">Pyt</text:span><text:span text:style-name="T2">hon: Conditional</text:span></text:p>
          </draw:text-box>
        </draw:frame>
        <draw:frame presentation:style-name="pr4" draw:text-style-name="P1" draw:layer="layout" svg:width="25.199cm" svg:height="1.395cm" svg:x="1.4cm" svg:y="3.685cm" presentation:class="outline" presentation:user-transformed="true">
          <draw:text-box>
            <text:p><text:span text:style-name="T3">Select according the </text:span><text:span text:style-name="T3">conditional</text:span></text:p>
            <text:p><text:span text:style-name="T22"/></text:p>
            <text:p><text:span text:style-name="T22"/></text:p>
          </draw:text-box>
        </draw:frame>
        <draw:frame presentation:style-name="pr4" draw:text-style-name="P15" draw:layer="layout" svg:width="7.489cm" svg:height="7.62cm" svg:x="2.036cm" svg:y="6.35cm" presentation:class="outline" presentation:user-transformed="true">
          <draw:text-box>
            <text:p><text:span text:style-name="T23">if</text:span><text:span text:style-name="T24"> </text:span><text:span text:style-name="T25">condition1</text:span><text:span text:style-name="T24">:</text:span></text:p>
            <text:p><text:span text:style-name="T24"><text:s text:c="4"/>…</text:span><text:span text:style-name="T24">.</text:span></text:p>
            <text:p><text:span text:style-name="T24"/></text:p>
            <text:p><text:span text:style-name="T24"/></text:p>
          </draw:text-box>
        </draw:frame>
        <draw:frame presentation:style-name="pr4" draw:text-style-name="P1" draw:layer="layout" svg:width="25.199cm" svg:height="1.395cm" svg:x="1.401cm" svg:y="3.686cm" presentation:class="outline" presentation:user-transformed="true">
          <draw:text-box>
            <text:p><text:span text:style-name="T3">Select according the </text:span><text:span text:style-name="T3">conditional</text:span></text:p>
            <text:p><text:span text:style-name="T22"/></text:p>
            <text:p><text:span text:style-name="T22"/></text:p>
          </draw:text-box>
        </draw:frame>
        <draw:frame presentation:style-name="pr4" draw:text-style-name="P1" draw:layer="layout" svg:width="25.199cm" svg:height="1.395cm" svg:x="1.401cm" svg:y="3.686cm" presentation:class="outline" presentation:user-transformed="true">
          <draw:text-box>
            <text:p><text:span text:style-name="T3">Select according the </text:span><text:span text:style-name="T3">conditional</text:span></text:p>
            <text:p><text:span text:style-name="T22"/></text:p>
            <text:p><text:span text:style-name="T22"/></text:p>
          </draw:text-box>
        </draw:frame>
        <draw:frame presentation:style-name="pr4" draw:text-style-name="P15" draw:layer="layout" svg:width="7.489cm" svg:height="7.62cm" svg:x="10.137cm" svg:y="6.35cm" presentation:class="outline" presentation:user-transformed="true">
          <draw:text-box>
            <text:p><text:span text:style-name="T23">if</text:span><text:span text:style-name="T24"> </text:span><text:span text:style-name="T25">condition1</text:span><text:span text:style-name="T24">:</text:span></text:p>
            <text:p><text:span text:style-name="T24"><text:s text:c="4"/>…</text:span><text:span text:style-name="T24">.</text:span></text:p>
            <text:p text:style-name="P16"><text:span text:style-name="T23">else:</text:span></text:p>
            <text:p text:style-name="P16"><text:span text:style-name="T23"><text:s text:c="5"/></text:span><text:span text:style-name="T26">…</text:span><text:span text:style-name="T26">.</text:span></text:p>
            <text:p><text:span text:style-name="T24"/></text:p>
            <text:p><text:span text:style-name="T24"/></text:p>
          </draw:text-box>
        </draw:frame>
        <draw:frame presentation:style-name="pr4" draw:text-style-name="P1" draw:layer="layout" svg:width="7.489cm" svg:height="7.62cm" svg:x="18.638cm" svg:y="5.85cm" presentation:class="outline" presentation:user-transformed="true">
          <draw:text-box>
            <text:p><text:span text:style-name="T11">if</text:span><text:span text:style-name="T22"> </text:span><text:span text:style-name="T27">condition1</text:span><text:span text:style-name="T22">:</text:span></text:p>
            <text:p><text:span text:style-name="T22"><text:s text:c="4"/>…</text:span><text:span text:style-name="T22">.</text:span></text:p>
            <text:p text:style-name="P16"><text:span text:style-name="T28">elif</text:span><text:span text:style-name="T29"> </text:span><text:span text:style-name="T27">condition2</text:span><text:span text:style-name="T22">:</text:span></text:p>
            <text:p text:style-name="P16"><text:span text:style-name="T22"><text:s text:c="4"/>…</text:span><text:span text:style-name="T22">.</text:span></text:p>
            <text:p text:style-name="P16"><text:span text:style-name="T11">else:</text:span></text:p>
            <text:p text:style-name="P16"><text:span text:style-name="T11"><text:s text:c="5"/></text:span><text:span text:style-name="T30">…</text:span><text:span text:style-name="T30">.</text:span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1.549cm" svg:x="1.4cm" svg:y="1.27cm" presentation:class="outline" presentation:user-transformed="true">
          <draw:text-box>
            <text:p text:style-name="P16"><text:span text:style-name="T11">if</text:span><text:span text:style-name="T22"> </text:span><text:span text:style-name="T27">a &gt; b</text:span><text:span text:style-name="T22">:</text:span></text:p>
            <text:p text:style-name="P16"><text:span text:style-name="T22"><text:s text:c="3"/></text:span><text:span text:style-name="T22"><text:tab/></text:span><text:span text:style-name="T11">print</text:span><text:span text:style-name="T22">(‘a is greater </text:span><text:span text:style-name="T22">than b’)</text:span></text:p>
            <text:p text:style-name="P16"><text:span text:style-name="T28">elif</text:span><text:span text:style-name="T29"> </text:span><text:span text:style-name="T31">a = b</text:span><text:span text:style-name="T22">:</text:span></text:p>
            <text:p text:style-name="P16"><text:span text:style-name="T32"><text:s text:c="4"/></text:span><text:span text:style-name="T11">print</text:span><text:span text:style-name="T22">(‘a is equal to </text:span><text:span text:style-name="T22">b’)</text:span></text:p>
            <text:p text:style-name="P16"><text:span text:style-name="T11">else:</text:span></text:p>
            <text:p text:style-name="P16"><text:span text:style-name="T28"><text:s text:c="4"/></text:span><text:span text:style-name="T11">print</text:span><text:span text:style-name="T30">(‘a is less than </text:span><text:span text:style-name="T30">b’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9T20:04:30.460662186</meta:creation-date>
    <dc:date>2024-02-10T17:25:13.436896710</dc:date>
    <meta:editing-duration>PT26M14S</meta:editing-duration>
    <meta:editing-cycles>7</meta:editing-cycles>
    <meta:generator>LibreOffice/7.3.7.2$Linux_X86_64 LibreOffice_project/30$Build-2</meta:generator>
    <meta:document-statistic meta:object-count="56"/>
  </office:meta>
</office:document-meta>
</file>